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4.203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4.053cm"/>
    </style:style>
    <style:style style:name="co6" style:family="table-column">
      <style:table-column-properties fo:break-before="auto" style:column-width="3.694cm"/>
    </style:style>
    <style:style style:name="co7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97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00a933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104">
      <style:table-cell-properties fo:border-bottom="none" fo:border-left="0.99pt solid #000000" fo:border-right="2.01pt solid #000000" fo:border-top="0.99pt solid #000000"/>
    </style:style>
    <style:style style:name="ce10" style:family="table-cell" style:parent-style-name="Pivot_20_Table_20_Value" style:data-style-name="N104">
      <style:table-cell-properties fo:border-bottom="none" fo:border-left="0.99pt solid #000000" fo:border-right="2.01pt solid #000000" fo:border-top="none"/>
    </style:style>
    <style:style style:name="ce11" style:family="table-cell" style:parent-style-name="Pivot_20_Table_20_Value" style:data-style-name="N104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 style:data-style-name="N104">
      <style:table-cell-properties fo:border-bottom="2.01pt solid #000000" fo:border-left="0.99pt solid #000000" fo:border-right="2.01pt solid #000000" fo:border-top="0.99pt solid #000000"/>
    </style:style>
    <style:style style:name="ce1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="0.99pt solid #000000"/>
    </style:style>
    <style:style style:name="ce17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Category" style:data-style-name="N104">
      <style:table-cell-properties fo:border="0.99pt solid #000000"/>
    </style:style>
    <style:style style:name="ce19" style:family="table-cell" style:parent-style-name="Pivot_20_Table_20_Title" style:data-style-name="N104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999999"/>
    </style:style>
    <style:style style:name="gr1" style:family="graphic" style:parent-style-name="Default">
      <style:graphic-properties draw:fill-color="#eeeeee" draw:textarea-horizontal-align="justify" draw:textarea-vertical-align="middle" draw:auto-grow-height="false" fo:min-height="9.316cm" fo:min-width="17.76cm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 Brutos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OP BANCÁRIA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date" office:date-value="2024-08-01" calcext:value-type="date">
            <text:p>01/08/24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Renda Fixa</text:p>
          </table:table-cell>
          <table:table-cell office:value-type="string" calcext:value-type="string">
            <text:p>Salário mensal</text:p>
          </table:table-cell>
          <table:table-cell office:value-type="currency" office:currency="BRL" office:value="5000" calcext:value-type="currency">
            <text:p>R$ 5.00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Recebido</text:p>
          </table:table-cell>
        </table:table-row>
        <table:table-row table:style-name="ro2">
          <table:table-cell office:value-type="date" office:date-value="2024-08-01" calcext:value-type="date">
            <text:p>01/08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Alimentação</text:p>
          </table:table-cell>
          <table:table-cell office:value-type="string" calcext:value-type="string">
            <text:p>Compras no supermercado</text:p>
          </table:table-cell>
          <table:table-cell office:value-type="currency" office:currency="BRL" office:value="550" calcext:value-type="currency">
            <text:p>R$ 550,00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08-03" calcext:value-type="date">
            <text:p>03/08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Gasolina</text:p>
          </table:table-cell>
          <table:table-cell office:value-type="currency" office:currency="BRL" office:value="300" calcext:value-type="currency">
            <text:p>R$ 300,00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8-05" calcext:value-type="date">
            <text:p>05/08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Lazer</text:p>
          </table:table-cell>
          <table:table-cell office:value-type="string" calcext:value-type="string">
            <text:p>Cinema</text:p>
          </table:table-cell>
          <table:table-cell office:value-type="currency" office:currency="BRL" office:value="120" calcext:value-type="currency">
            <text:p>R$ 120,00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8-07" calcext:value-type="date">
            <text:p>07/08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Consulta odontológica</text:p>
          </table:table-cell>
          <table:table-cell office:value-type="currency" office:currency="BRL" office:value="250" calcext:value-type="currency">
            <text:p>R$ 25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8-10" calcext:value-type="date">
            <text:p>10/08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Material escolar</text:p>
          </table:table-cell>
          <table:table-cell office:value-type="currency" office:currency="BRL" office:value="400" calcext:value-type="currency">
            <text:p>R$ 400,00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08-12" calcext:value-type="date">
            <text:p>12/08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Vestuário</text:p>
          </table:table-cell>
          <table:table-cell office:value-type="string" calcext:value-type="string">
            <text:p>Compra de roupas de inverno</text:p>
          </table:table-cell>
          <table:table-cell office:value-type="currency" office:currency="BRL" office:value="600" calcext:value-type="currency">
            <text:p>R$ 600,00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08-15" calcext:value-type="date">
            <text:p>15/08/24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Investimentos</text:p>
          </table:table-cell>
          <table:table-cell office:value-type="string" calcext:value-type="string">
            <text:p>Dividendos de ações</text:p>
          </table:table-cell>
          <table:table-cell office:value-type="currency" office:currency="BRL" office:value="800" calcext:value-type="currency">
            <text:p>R$ 80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Recebido</text:p>
          </table:table-cell>
        </table:table-row>
        <table:table-row table:style-name="ro2">
          <table:table-cell office:value-type="date" office:date-value="2024-08-15" calcext:value-type="date">
            <text:p>15/08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Serviços</text:p>
          </table:table-cell>
          <table:table-cell office:value-type="string" calcext:value-type="string">
            <text:p>Limpeza do apartamento</text:p>
          </table:table-cell>
          <table:table-cell office:value-type="currency" office:currency="BRL" office:value="150" calcext:value-type="currency">
            <text:p>R$ 15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8-18" calcext:value-type="date">
            <text:p>18/08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Eletrônicos</text:p>
          </table:table-cell>
          <table:table-cell office:value-type="string" calcext:value-type="string">
            <text:p>Compra de novo celular</text:p>
          </table:table-cell>
          <table:table-cell office:value-type="currency" office:currency="BRL" office:value="1200" calcext:value-type="currency">
            <text:p>R$ 1.200,00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08-20" calcext:value-type="date">
            <text:p>20/08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Utilidades Domésticas</text:p>
          </table:table-cell>
          <table:table-cell office:value-type="string" calcext:value-type="string">
            <text:p>Reparos domésticos</text:p>
          </table:table-cell>
          <table:table-cell office:value-type="currency" office:currency="BRL" office:value="450" calcext:value-type="currency">
            <text:p>R$ 450,00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8-22" calcext:value-type="date">
            <text:p>22/08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Presentes</text:p>
          </table:table-cell>
          <table:table-cell office:value-type="string" calcext:value-type="string">
            <text:p>Presente de aniversário</text:p>
          </table:table-cell>
          <table:table-cell office:value-type="currency" office:currency="BRL" office:value="180" calcext:value-type="currency">
            <text:p>R$ 18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08-24" calcext:value-type="date">
            <text:p>24/08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Beleza</text:p>
          </table:table-cell>
          <table:table-cell office:value-type="string" calcext:value-type="string">
            <text:p>Corte de cabelo e barba</text:p>
          </table:table-cell>
          <table:table-cell office:value-type="currency" office:currency="BRL" office:value="80" calcext:value-type="currency">
            <text:p>R$ 80,00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date" office:date-value="2024-08-28" calcext:value-type="date">
            <text:p>28/08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Pet Care</text:p>
          </table:table-cell>
          <table:table-cell office:value-type="string" calcext:value-type="string">
            <text:p>Ração e petiscos para o cachorro</text:p>
          </table:table-cell>
          <table:table-cell office:value-type="currency" office:currency="BRL" office:value="200" calcext:value-type="currency">
            <text:p>R$ 200,00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date" office:date-value="2024-08-30" calcext:value-type="date">
            <text:p>30/08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Viagem</text:p>
          </table:table-cell>
          <table:table-cell office:value-type="string" calcext:value-type="string">
            <text:p>Reserva de pousada</text:p>
          </table:table-cell>
          <table:table-cell office:value-type="currency" office:currency="BRL" office:value="750" calcext:value-type="currency">
            <text:p>R$ 75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endente</text:p>
          </table:table-cell>
        </table:table-row>
        <table:table-row table:style-name="ro3">
          <table:table-cell office:value-type="date" office:date-value="2024-08-31" calcext:value-type="date">
            <text:p>31/08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Gastronomia</text:p>
          </table:table-cell>
          <table:table-cell office:value-type="string" calcext:value-type="string">
            <text:p>Jantar em restaurante francês</text:p>
          </table:table-cell>
          <table:table-cell office:value-type="currency" office:currency="BRL" office:value="350" calcext:value-type="currency">
            <text:p>R$ 350,00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date" office:date-value="2024-09-01" calcext:value-type="date">
            <text:p>01/09/24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Renda Fixa</text:p>
          </table:table-cell>
          <table:table-cell office:value-type="string" calcext:value-type="string">
            <text:p>Salário mensal</text:p>
          </table:table-cell>
          <table:table-cell office:value-type="currency" office:currency="BRL" office:value="5000" calcext:value-type="currency">
            <text:p>R$ 5.00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Recebido</text:p>
          </table:table-cell>
        </table:table-row>
        <table:table-row table:style-name="ro3">
          <table:table-cell office:value-type="date" office:date-value="2024-09-02" calcext:value-type="date">
            <text:p>02/09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Alimentação</text:p>
          </table:table-cell>
          <table:table-cell office:value-type="string" calcext:value-type="string">
            <text:p>Compras no supermercado</text:p>
          </table:table-cell>
          <table:table-cell office:value-type="currency" office:currency="BRL" office:value="450" calcext:value-type="currency">
            <text:p>R$ 450,00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endente</text:p>
          </table:table-cell>
        </table:table-row>
        <table:table-row table:style-name="ro3">
          <table:table-cell office:value-type="date" office:date-value="2024-09-05" calcext:value-type="date">
            <text:p>05/09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Gasolina</text:p>
          </table:table-cell>
          <table:table-cell office:value-type="currency" office:currency="BRL" office:value="300" calcext:value-type="currency">
            <text:p>R$ 300,00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date" office:date-value="2024-09-08" calcext:value-type="date">
            <text:p>08/09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Lazer</text:p>
          </table:table-cell>
          <table:table-cell office:value-type="string" calcext:value-type="string">
            <text:p>Cinema e jantar</text:p>
          </table:table-cell>
          <table:table-cell office:value-type="currency" office:currency="BRL" office:value="200" calcext:value-type="currency">
            <text:p>R$ 20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date" office:date-value="2024-09-11" calcext:value-type="date">
            <text:p>11/09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Plano de saúde</text:p>
          </table:table-cell>
          <table:table-cell office:value-type="currency" office:currency="BRL" office:value="600" calcext:value-type="currency">
            <text:p>R$ 600,00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endente</text:p>
          </table:table-cell>
        </table:table-row>
        <table:table-row table:style-name="ro3">
          <table:table-cell office:value-type="date" office:date-value="2024-09-14" calcext:value-type="date">
            <text:p>14/09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Material escolar</text:p>
          </table:table-cell>
          <table:table-cell office:value-type="currency" office:currency="BRL" office:value="350" calcext:value-type="currency">
            <text:p>R$ 35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date" office:date-value="2024-09-17" calcext:value-type="date">
            <text:p>17/09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Vestuário</text:p>
          </table:table-cell>
          <table:table-cell office:value-type="string" calcext:value-type="string">
            <text:p>Compra de roupas</text:p>
          </table:table-cell>
          <table:table-cell office:value-type="currency" office:currency="BRL" office:value="500" calcext:value-type="currency">
            <text:p>R$ 500,00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  <table:table-row table:style-name="ro3">
          <table:table-cell office:value-type="date" office:date-value="2024-09-20" calcext:value-type="date">
            <text:p>20/09/24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Pagamento por projeto freelancer</text:p>
          </table:table-cell>
          <table:table-cell office:value-type="currency" office:currency="BRL" office:value="1200" calcext:value-type="currency">
            <text:p>R$ 1.20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Recebido</text:p>
          </table:table-cell>
        </table:table-row>
        <table:table-row table:style-name="ro3">
          <table:table-cell office:value-type="date" office:date-value="2024-09-20" calcext:value-type="date">
            <text:p>20/09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Serviços</text:p>
          </table:table-cell>
          <table:table-cell office:value-type="string" calcext:value-type="string">
            <text:p>Manutenção do veículo</text:p>
          </table:table-cell>
          <table:table-cell office:value-type="currency" office:currency="BRL" office:value="800" calcext:value-type="currency">
            <text:p>R$ 80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date" office:date-value="2024-09-23" calcext:value-type="date">
            <text:p>23/09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Eletrônicos</text:p>
          </table:table-cell>
          <table:table-cell office:value-type="string" calcext:value-type="string">
            <text:p>Compra de novo smartphone</text:p>
          </table:table-cell>
          <table:table-cell office:value-type="currency" office:currency="BRL" office:value="1500" calcext:value-type="currency">
            <text:p>R$ 1.500,00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  <table:table-row table:style-name="ro3">
          <table:table-cell office:value-type="date" office:date-value="2024-09-26" calcext:value-type="date">
            <text:p>26/09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Utilidades Dom.</text:p>
          </table:table-cell>
          <table:table-cell office:value-type="string" calcext:value-type="string">
            <text:p>Conta de energia elétrica</text:p>
          </table:table-cell>
          <table:table-cell office:value-type="currency" office:currency="BRL" office:value="250" calcext:value-type="currency">
            <text:p>R$ 250,00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date" office:date-value="2024-09-29" calcext:value-type="date">
            <text:p>29/09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Presentes</text:p>
          </table:table-cell>
          <table:table-cell office:value-type="string" calcext:value-type="string">
            <text:p>Aniversário da mãe</text:p>
          </table:table-cell>
          <table:table-cell office:value-type="currency" office:currency="BRL" office:value="400" calcext:value-type="currency">
            <text:p>R$ 400,00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  <table:table-row table:style-name="ro3">
          <table:table-cell office:value-type="date" office:date-value="2024-10-01" calcext:value-type="date">
            <text:p>01/10/24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Renda Fixa</text:p>
          </table:table-cell>
          <table:table-cell office:value-type="string" calcext:value-type="string">
            <text:p>Salário mensal</text:p>
          </table:table-cell>
          <table:table-cell office:value-type="currency" office:currency="BRL" office:value="5000" calcext:value-type="currency">
            <text:p>R$ 5.00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Recebido</text:p>
          </table:table-cell>
        </table:table-row>
        <table:table-row table:style-name="ro3">
          <table:table-cell office:value-type="date" office:date-value="2024-10-01" calcext:value-type="date">
            <text:p>01/10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Alimentação</text:p>
          </table:table-cell>
          <table:table-cell office:value-type="string" calcext:value-type="string">
            <text:p>Compras no supermercado</text:p>
          </table:table-cell>
          <table:table-cell office:value-type="currency" office:currency="BRL" office:value="600" calcext:value-type="currency">
            <text:p>R$ 600,00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endente</text:p>
          </table:table-cell>
        </table:table-row>
        <table:table-row table:style-name="ro3">
          <table:table-cell office:value-type="date" office:date-value="2024-10-03" calcext:value-type="date">
            <text:p>03/10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Recarga de cartão de transporte</text:p>
          </table:table-cell>
          <table:table-cell office:value-type="currency" office:currency="BRL" office:value="200" calcext:value-type="currency">
            <text:p>R$ 200,00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date" office:date-value="2024-10-05" calcext:value-type="date">
            <text:p>05/10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Lazer</text:p>
          </table:table-cell>
          <table:table-cell office:value-type="string" calcext:value-type="string">
            <text:p>Ingressos para teatro</text:p>
          </table:table-cell>
          <table:table-cell office:value-type="currency" office:currency="BRL" office:value="180" calcext:value-type="currency">
            <text:p>R$ 18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date" office:date-value="2024-10-08" calcext:value-type="date">
            <text:p>08/10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Remédios de farmácia</text:p>
          </table:table-cell>
          <table:table-cell office:value-type="currency" office:currency="BRL" office:value="120" calcext:value-type="currency">
            <text:p>R$ 120,00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endente</text:p>
          </table:table-cell>
        </table:table-row>
        <table:table-row table:style-name="ro3">
          <table:table-cell office:value-type="date" office:date-value="2024-10-10" calcext:value-type="date">
            <text:p>10/10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Cursos online</text:p>
          </table:table-cell>
          <table:table-cell office:value-type="currency" office:currency="BRL" office:value="350" calcext:value-type="currency">
            <text:p>R$ 350,00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  <table:table-row table:style-name="ro3">
          <table:table-cell office:value-type="date" office:date-value="2024-10-13" calcext:value-type="date">
            <text:p>13/10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Vestuário</text:p>
          </table:table-cell>
          <table:table-cell office:value-type="string" calcext:value-type="string">
            <text:p>Roupas de primavera</text:p>
          </table:table-cell>
          <table:table-cell office:value-type="currency" office:currency="BRL" office:value="400" calcext:value-type="currency">
            <text:p>R$ 40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date" office:date-value="2024-10-15" calcext:value-type="date">
            <text:p>15/10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Serviços</text:p>
          </table:table-cell>
          <table:table-cell office:value-type="string" calcext:value-type="string">
            <text:p>Manutenção da casa</text:p>
          </table:table-cell>
          <table:table-cell office:value-type="currency" office:currency="BRL" office:value="450" calcext:value-type="currency">
            <text:p>R$ 450,00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date" office:date-value="2024-10-18" calcext:value-type="date">
            <text:p>18/10/24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Venda de ativos</text:p>
          </table:table-cell>
          <table:table-cell office:value-type="string" calcext:value-type="string">
            <text:p>Venda de equipamentos eletrônicos</text:p>
          </table:table-cell>
          <table:table-cell office:value-type="currency" office:currency="BRL" office:value="1500" calcext:value-type="currency">
            <text:p>R$ 1.50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Recebido</text:p>
          </table:table-cell>
        </table:table-row>
        <table:table-row table:style-name="ro3">
          <table:table-cell office:value-type="date" office:date-value="2024-10-18" calcext:value-type="date">
            <text:p>18/10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Eletrônicos</text:p>
          </table:table-cell>
          <table:table-cell office:value-type="string" calcext:value-type="string">
            <text:p>Manutenção do computador</text:p>
          </table:table-cell>
          <table:table-cell office:value-type="currency" office:currency="BRL" office:value="300" calcext:value-type="currency">
            <text:p>R$ 300,00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  <table:table-row table:style-name="ro3">
          <table:table-cell office:value-type="date" office:date-value="2024-10-20" calcext:value-type="date">
            <text:p>20/10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Utilidades Domésticas</text:p>
          </table:table-cell>
          <table:table-cell office:value-type="string" calcext:value-type="string">
            <text:p>Troca de móveis da cozinha</text:p>
          </table:table-cell>
          <table:table-cell office:value-type="currency" office:currency="BRL" office:value="800" calcext:value-type="currency">
            <text:p>R$ 80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date" office:date-value="2024-10-22" calcext:value-type="date">
            <text:p>22/10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Presentes</text:p>
          </table:table-cell>
          <table:table-cell office:value-type="string" calcext:value-type="string">
            <text:p>Presentes para casamento</text:p>
          </table:table-cell>
          <table:table-cell office:value-type="currency" office:currency="BRL" office:value="250" calcext:value-type="currency">
            <text:p>R$ 250,00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  <table:table-row table:style-name="ro3">
          <table:table-cell office:value-type="date" office:date-value="2024-10-24" calcext:value-type="date">
            <text:p>24/10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Pet Care</text:p>
          </table:table-cell>
          <table:table-cell office:value-type="string" calcext:value-type="string">
            <text:p>Veterinário para o pet</text:p>
          </table:table-cell>
          <table:table-cell office:value-type="currency" office:currency="BRL" office:value="150" calcext:value-type="currency">
            <text:p>R$ 150,00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date" office:date-value="2024-10-26" calcext:value-type="date">
            <text:p>26/10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Beleza</text:p>
          </table:table-cell>
          <table:table-cell office:value-type="string" calcext:value-type="string">
            <text:p>Salão de beleza</text:p>
          </table:table-cell>
          <table:table-cell office:value-type="currency" office:currency="BRL" office:value="250" calcext:value-type="currency">
            <text:p>R$ 25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endente</text:p>
          </table:table-cell>
        </table:table-row>
        <table:table-row table:style-name="ro3">
          <table:table-cell office:value-type="date" office:date-value="2024-10-30" calcext:value-type="date">
            <text:p>30/10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Gastronomia</text:p>
          </table:table-cell>
          <table:table-cell office:value-type="string" calcext:value-type="string">
            <text:p>Jantar em restaurante italiano</text:p>
          </table:table-cell>
          <table:table-cell office:value-type="currency" office:currency="BRL" office:value="220" calcext:value-type="currency">
            <text:p>R$ 220,00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endente</text:p>
          </table:table-cell>
        </table:table-row>
        <table:table-row table:style-name="ro3">
          <table:table-cell office:value-type="date" office:date-value="2024-10-31" calcext:value-type="date">
            <text:p>31/10/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Viagem</text:p>
          </table:table-cell>
          <table:table-cell office:value-type="string" calcext:value-type="string">
            <text:p>Reserva de hotel para fim de semana</text:p>
          </table:table-cell>
          <table:table-cell office:value-type="currency" office:currency="BRL" office:value="500" calcext:value-type="currency">
            <text:p>R$ 500,00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</table:table>
      <table:table table:name="Tabela dinâmica_Entradas e Saídas" table:style-name="ta2">
        <table:table-column table:style-name="co6" table:default-cell-style-name="ce6"/>
        <table:table-column table:style-name="co7" table:default-cell-style-name="ce10"/>
        <table:table-row table:style-name="ro4">
          <table:table-cell table:style-name="ce4" office:value-type="string" calcext:value-type="string">
            <text:p>CATEGORIA</text:p>
          </table:table-cell>
          <table:table-cell table:style-name="ce8" office:value-type="string" calcext:value-type="string">
            <text:p>Soma - VALOR</text:p>
          </table:table-cell>
        </table:table-row>
        <table:table-row table:style-name="ro4">
          <table:table-cell table:style-name="ce5" office:value-type="string" calcext:value-type="string">
            <text:p>Alimentação</text:p>
          </table:table-cell>
          <table:table-cell table:style-name="ce9" office:value-type="currency" office:currency="BRL" office:value="1600" calcext:value-type="currency">
            <text:p>R$ 1.600,00</text:p>
          </table:table-cell>
        </table:table-row>
        <table:table-row table:style-name="ro4">
          <table:table-cell office:value-type="string" calcext:value-type="string">
            <text:p>Beleza</text:p>
          </table:table-cell>
          <table:table-cell office:value-type="currency" office:currency="BRL" office:value="330" calcext:value-type="currency">
            <text:p>R$ 330,00</text:p>
          </table:table-cell>
        </table:table-row>
        <table:table-row table:style-name="ro4">
          <table:table-cell office:value-type="string" calcext:value-type="string">
            <text:p>Educação</text:p>
          </table:table-cell>
          <table:table-cell office:value-type="currency" office:currency="BRL" office:value="1100" calcext:value-type="currency">
            <text:p>R$ 1.100,00</text:p>
          </table:table-cell>
        </table:table-row>
        <table:table-row table:style-name="ro4">
          <table:table-cell office:value-type="string" calcext:value-type="string">
            <text:p>Eletrônicos</text:p>
          </table:table-cell>
          <table:table-cell office:value-type="currency" office:currency="BRL" office:value="3000" calcext:value-type="currency">
            <text:p>R$ 3.000,00</text:p>
          </table:table-cell>
        </table:table-row>
        <table:table-row table:style-name="ro4">
          <table:table-cell office:value-type="string" calcext:value-type="string">
            <text:p>Freelance</text:p>
          </table:table-cell>
          <table:table-cell office:value-type="currency" office:currency="BRL" office:value="1200" calcext:value-type="currency">
            <text:p>R$ 1.200,00</text:p>
          </table:table-cell>
        </table:table-row>
        <table:table-row table:style-name="ro4">
          <table:table-cell office:value-type="string" calcext:value-type="string">
            <text:p>Gastronomia</text:p>
          </table:table-cell>
          <table:table-cell office:value-type="currency" office:currency="BRL" office:value="570" calcext:value-type="currency">
            <text:p>R$ 570,00</text:p>
          </table:table-cell>
        </table:table-row>
        <table:table-row table:style-name="ro4">
          <table:table-cell office:value-type="string" calcext:value-type="string">
            <text:p>Investimentos</text:p>
          </table:table-cell>
          <table:table-cell office:value-type="currency" office:currency="BRL" office:value="800" calcext:value-type="currency">
            <text:p>R$ 800,00</text:p>
          </table:table-cell>
        </table:table-row>
        <table:table-row table:style-name="ro4">
          <table:table-cell office:value-type="string" calcext:value-type="string">
            <text:p>Lazer</text:p>
          </table:table-cell>
          <table:table-cell office:value-type="currency" office:currency="BRL" office:value="500" calcext:value-type="currency">
            <text:p>R$ 500,00</text:p>
          </table:table-cell>
        </table:table-row>
        <table:table-row table:style-name="ro4">
          <table:table-cell office:value-type="string" calcext:value-type="string">
            <text:p>Pet Care</text:p>
          </table:table-cell>
          <table:table-cell office:value-type="currency" office:currency="BRL" office:value="350" calcext:value-type="currency">
            <text:p>R$ 350,00</text:p>
          </table:table-cell>
        </table:table-row>
        <table:table-row table:style-name="ro4">
          <table:table-cell office:value-type="string" calcext:value-type="string">
            <text:p>Presentes</text:p>
          </table:table-cell>
          <table:table-cell office:value-type="currency" office:currency="BRL" office:value="830" calcext:value-type="currency">
            <text:p>R$ 830,00</text:p>
          </table:table-cell>
        </table:table-row>
        <table:table-row table:style-name="ro4">
          <table:table-cell office:value-type="string" calcext:value-type="string">
            <text:p>Renda Fixa</text:p>
          </table:table-cell>
          <table:table-cell office:value-type="currency" office:currency="BRL" office:value="15000" calcext:value-type="currency">
            <text:p>R$ 15.000,00</text:p>
          </table:table-cell>
        </table:table-row>
        <table:table-row table:style-name="ro4">
          <table:table-cell office:value-type="string" calcext:value-type="string">
            <text:p>Saúde</text:p>
          </table:table-cell>
          <table:table-cell office:value-type="currency" office:currency="BRL" office:value="970" calcext:value-type="currency">
            <text:p>R$ 970,00</text:p>
          </table:table-cell>
        </table:table-row>
        <table:table-row table:style-name="ro4">
          <table:table-cell office:value-type="string" calcext:value-type="string">
            <text:p>Serviços</text:p>
          </table:table-cell>
          <table:table-cell office:value-type="currency" office:currency="BRL" office:value="1400" calcext:value-type="currency">
            <text:p>R$ 1.400,00</text:p>
          </table:table-cell>
        </table:table-row>
        <table:table-row table:style-name="ro4">
          <table:table-cell office:value-type="string" calcext:value-type="string">
            <text:p>Transporte</text:p>
          </table:table-cell>
          <table:table-cell office:value-type="currency" office:currency="BRL" office:value="800" calcext:value-type="currency">
            <text:p>R$ 800,00</text:p>
          </table:table-cell>
        </table:table-row>
        <table:table-row table:style-name="ro4">
          <table:table-cell office:value-type="string" calcext:value-type="string">
            <text:p>Utilidades Dom.</text:p>
          </table:table-cell>
          <table:table-cell office:value-type="currency" office:currency="BRL" office:value="250" calcext:value-type="currency">
            <text:p>R$ 250,00</text:p>
          </table:table-cell>
        </table:table-row>
        <table:table-row table:style-name="ro4">
          <table:table-cell office:value-type="string" calcext:value-type="string">
            <text:p>Utilidades Domésticas</text:p>
          </table:table-cell>
          <table:table-cell office:value-type="currency" office:currency="BRL" office:value="1250" calcext:value-type="currency">
            <text:p>R$ 1.250,00</text:p>
          </table:table-cell>
        </table:table-row>
        <table:table-row table:style-name="ro4">
          <table:table-cell office:value-type="string" calcext:value-type="string">
            <text:p>Venda de ativos</text:p>
          </table:table-cell>
          <table:table-cell office:value-type="currency" office:currency="BRL" office:value="1500" calcext:value-type="currency">
            <text:p>R$ 1.500,00</text:p>
          </table:table-cell>
        </table:table-row>
        <table:table-row table:style-name="ro4">
          <table:table-cell office:value-type="string" calcext:value-type="string">
            <text:p>Vestuário</text:p>
          </table:table-cell>
          <table:table-cell office:value-type="currency" office:currency="BRL" office:value="1500" calcext:value-type="currency">
            <text:p>R$ 1.500,00</text:p>
          </table:table-cell>
        </table:table-row>
        <table:table-row table:style-name="ro4">
          <table:table-cell office:value-type="string" calcext:value-type="string">
            <text:p>Viagem</text:p>
          </table:table-cell>
          <table:table-cell table:style-name="ce11" office:value-type="currency" office:currency="BRL" office:value="1250" calcext:value-type="currency">
            <text:p>R$ 1.250,00</text:p>
          </table:table-cell>
        </table:table-row>
        <table:table-row table:style-name="ro4">
          <table:table-cell table:style-name="ce7" office:value-type="string" calcext:value-type="string">
            <text:p>Total Resultado</text:p>
          </table:table-cell>
          <table:table-cell table:style-name="ce12" office:value-type="currency" office:currency="BRL" office:value="34200" calcext:value-type="currency">
            <text:p>R$ 34.200,00</text:p>
          </table:table-cell>
        </table:table-row>
      </table:table>
      <table:table table:name="Entradas" table:style-name="ta2">
        <table:table-column table:style-name="co1" table:default-cell-style-name="ce13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row table:style-name="ro4">
          <table:table-cell table:style-name="ce4" office:value-type="string" calcext:value-type="string">
            <text:p>CATEGORIA</text:p>
          </table:table-cell>
          <table:table-cell table:style-name="ce15" office:value-type="string" calcext:value-type="string">
            <text:p>TIPO</text:p>
          </table:table-cell>
          <table:table-cell table:style-name="ce15" office:value-type="string" calcext:value-type="string">
            <text:p>VALOR</text:p>
          </table:table-cell>
          <table:table-cell table:style-name="ce8" office:value-type="string" calcext:value-type="string">
            <text:p>(vazio)</text:p>
          </table:table-cell>
        </table:table-row>
        <table:table-row table:style-name="ro4">
          <table:table-cell office:value-type="string" calcext:value-type="string">
            <text:p>Freelance</text:p>
          </table:table-cell>
          <table:table-cell office:value-type="string" calcext:value-type="string">
            <text:p>ENTRADA</text:p>
          </table:table-cell>
          <table:table-cell office:value-type="currency" office:currency="BRL" office:value="1200" calcext:value-type="currency">
            <text:p>R$ 1.200,00</text:p>
          </table:table-cell>
          <table:table-cell/>
        </table:table-row>
        <table:table-row table:style-name="ro4">
          <table:table-cell office:value-type="string" calcext:value-type="string">
            <text:p>Investimentos</text:p>
          </table:table-cell>
          <table:table-cell office:value-type="string" calcext:value-type="string">
            <text:p>ENTRADA</text:p>
          </table:table-cell>
          <table:table-cell office:value-type="currency" office:currency="BRL" office:value="800" calcext:value-type="currency">
            <text:p>R$ 800,00</text:p>
          </table:table-cell>
          <table:table-cell/>
        </table:table-row>
        <table:table-row table:style-name="ro4">
          <table:table-cell office:value-type="string" calcext:value-type="string">
            <text:p>Renda Fixa</text:p>
          </table:table-cell>
          <table:table-cell office:value-type="string" calcext:value-type="string">
            <text:p>ENTRADA</text:p>
          </table:table-cell>
          <table:table-cell office:value-type="currency" office:currency="BRL" office:value="5000" calcext:value-type="currency">
            <text:p>R$ 5.000,00</text:p>
          </table:table-cell>
          <table:table-cell/>
        </table:table-row>
        <table:table-row table:style-name="ro4">
          <table:table-cell office:value-type="string" calcext:value-type="string">
            <text:p>Venda de ativos</text:p>
          </table:table-cell>
          <table:table-cell office:value-type="string" calcext:value-type="string">
            <text:p>ENTRADA</text:p>
          </table:table-cell>
          <table:table-cell office:value-type="currency" office:currency="BRL" office:value="1500" calcext:value-type="currency">
            <text:p>R$ 1.500,00</text:p>
          </table:table-cell>
          <table:table-cell/>
        </table:table-row>
        <table:table-row table:style-name="ro4">
          <table:table-cell table:style-name="ce14" office:value-type="string" calcext:value-type="string">
            <text:p>Total Resultado</text:p>
          </table:table-cell>
          <table:table-cell table:style-name="ce17"/>
          <table:table-cell table:style-name="ce19"/>
          <table:table-cell table:style-name="ce21"/>
        </table:table-row>
      </table:table>
      <table:table table:name="Gráfico" table:style-name="ta2">
        <table:shapes>
          <draw:custom-shape draw:z-index="0" draw:name="Forma 1" draw:style-name="gr1" draw:text-style-name="P1" svg:width="18.766cm" svg:height="10.322cm" svg:x="2.237cm" svg:y="0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22"/>
        <table:table-column table:style-name="co1" table:number-columns-repeated="20" table:default-cell-style-name="ce23"/>
        <table:table-column table:style-name="co1" table:visibility="collapse" table:number-columns-repeated="16363" table:default-cell-style-name="ce23"/>
        <table:table-row table:style-name="ro4">
          <table:table-cell table:number-columns-repeated="16384"/>
        </table:table-row>
        <table:table-row table:style-name="ro4">
          <table:table-cell/>
          <table:table-cell>
            <draw:frame draw:z-index="1" draw:style-name="gr2" draw:text-style-name="P2" svg:width="15.999cm" svg:height="9.228cm" svg:x="1.341cm" svg:y="0.12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82"/>
        </table:table-row>
        <table:table-row table:style-name="ro4" table:number-rows-repeated="104857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-pilot-tables>
        <table:data-pilot-table table:name="DataPilot2" table:application-data="" table:target-range-address="'Tabela dinâmica_Entradas e Saídas'.A1:'Tabela dinâmica_Entradas e Saídas'.B21" table:buttons="'Tabela dinâmica_Entradas e Saídas'.A1" table:show-filter-button="false" table:drill-down-on-double-click="false">
          <table:source-cell-range table:cell-range-address="'Dados Brutos'.A1:'Dados Brutos'.G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IA" table:orientation="row" table:used-hierarchy="0" table:function="auto">
            <table:data-pilot-level table:show-empty="false" calcext:repeat-item-labels="false">
              <table:data-pilot-members>
                <table:data-pilot-member table:name="Alimentação" table:display="true" table:show-details="true"/>
                <table:data-pilot-member table:name="Beleza" table:display="true" table:show-details="true"/>
                <table:data-pilot-member table:name="Educação" table:display="true" table:show-details="true"/>
                <table:data-pilot-member table:name="Eletrônicos" table:display="true" table:show-details="true"/>
                <table:data-pilot-member table:name="Freelance" table:display="true" table:show-details="true"/>
                <table:data-pilot-member table:name="Gastronomia" table:display="true" table:show-details="true"/>
                <table:data-pilot-member table:name="Investimentos" table:display="true" table:show-details="true"/>
                <table:data-pilot-member table:name="Lazer" table:display="true" table:show-details="true"/>
                <table:data-pilot-member table:name="Pet Care" table:display="true" table:show-details="true"/>
                <table:data-pilot-member table:name="Presentes" table:display="true" table:show-details="true"/>
                <table:data-pilot-member table:name="Renda Fixa" table:display="true" table:show-details="true"/>
                <table:data-pilot-member table:name="Saúde" table:display="true" table:show-details="true"/>
                <table:data-pilot-member table:name="Serviços" table:display="true" table:show-details="true"/>
                <table:data-pilot-member table:name="Transporte" table:display="true" table:show-details="true"/>
                <table:data-pilot-member table:name="Utilidades Dom." table:display="true" table:show-details="true"/>
                <table:data-pilot-member table:name="Utilidades Domésticas" table:display="true" table:show-details="true"/>
                <table:data-pilot-member table:name="Venda de ativos" table:display="true" table:show-details="true"/>
                <table:data-pilot-member table:name="Vestuário" table:display="true" table:show-details="true"/>
                <table:data-pilot-member table:name="Viage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OR" table:orientation="data" table:used-hierarchy="0" table:function="sum">
            <table:data-pilot-level table:show-empty="false" calcext:repeat-item-labels="false">
              <table:data-pilot-members>
                <table:data-pilot-member table:name="R$ 80,00" table:display="true" table:show-details="true"/>
                <table:data-pilot-member table:name="R$ 120,00" table:display="true" table:show-details="true"/>
                <table:data-pilot-member table:name="R$ 150,00" table:display="true" table:show-details="true"/>
                <table:data-pilot-member table:name="R$ 180,00" table:display="true" table:show-details="true"/>
                <table:data-pilot-member table:name="R$ 200,00" table:display="true" table:show-details="true"/>
                <table:data-pilot-member table:name="R$ 220,00" table:display="true" table:show-details="true"/>
                <table:data-pilot-member table:name="R$ 250,00" table:display="true" table:show-details="true"/>
                <table:data-pilot-member table:name="R$ 300,00" table:display="true" table:show-details="true"/>
                <table:data-pilot-member table:name="R$ 350,00" table:display="true" table:show-details="true"/>
                <table:data-pilot-member table:name="R$ 400,00" table:display="true" table:show-details="true"/>
                <table:data-pilot-member table:name="R$ 450,00" table:display="true" table:show-details="true"/>
                <table:data-pilot-member table:name="R$ 500,00" table:display="true" table:show-details="true"/>
                <table:data-pilot-member table:name="R$ 550,00" table:display="true" table:show-details="true"/>
                <table:data-pilot-member table:name="R$ 600,00" table:display="true" table:show-details="true"/>
                <table:data-pilot-member table:name="R$ 750,00" table:display="true" table:show-details="true"/>
                <table:data-pilot-member table:name="R$ 800,00" table:display="true" table:show-details="true"/>
                <table:data-pilot-member table:name="R$ 1.200,00" table:display="true" table:show-details="true"/>
                <table:data-pilot-member table:name="R$ 1.500,00" table:display="true" table:show-details="true"/>
                <table:data-pilot-member table:name="R$ 5.000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Entradas.A1:Entradas.D6" table:buttons="Entradas.A1 Entradas.B1 Entradas.C1" table:show-filter-button="false" table:drill-down-on-double-click="false">
          <table:source-cell-range table:cell-range-address="'Dados Brutos'.A1:'Dados Brutos'.G45"/>
          <table:data-pilot-field table:source-field-name="CATEGORIA" table:orientation="row" table:used-hierarchy="0" table:function="auto">
            <table:data-pilot-level table:show-empty="false" calcext:repeat-item-labels="false">
              <table:data-pilot-members>
                <table:data-pilot-member table:name="Alimentação" table:display="true" table:show-details="true"/>
                <table:data-pilot-member table:name="Beleza" table:display="true" table:show-details="true"/>
                <table:data-pilot-member table:name="Educação" table:display="true" table:show-details="true"/>
                <table:data-pilot-member table:name="Eletrônicos" table:display="true" table:show-details="true"/>
                <table:data-pilot-member table:name="Freelance" table:display="true" table:show-details="true"/>
                <table:data-pilot-member table:name="Gastronomia" table:display="true" table:show-details="true"/>
                <table:data-pilot-member table:name="Investimentos" table:display="true" table:show-details="true"/>
                <table:data-pilot-member table:name="Lazer" table:display="true" table:show-details="true"/>
                <table:data-pilot-member table:name="Pet Care" table:display="true" table:show-details="true"/>
                <table:data-pilot-member table:name="Presentes" table:display="true" table:show-details="true"/>
                <table:data-pilot-member table:name="Renda Fixa" table:display="true" table:show-details="true"/>
                <table:data-pilot-member table:name="Saúde" table:display="true" table:show-details="true"/>
                <table:data-pilot-member table:name="Serviços" table:display="true" table:show-details="true"/>
                <table:data-pilot-member table:name="Transporte" table:display="true" table:show-details="true"/>
                <table:data-pilot-member table:name="Utilidades Dom." table:display="true" table:show-details="true"/>
                <table:data-pilot-member table:name="Utilidades Domésticas" table:display="true" table:show-details="true"/>
                <table:data-pilot-member table:name="Venda de ativos" table:display="true" table:show-details="true"/>
                <table:data-pilot-member table:name="Vestuário" table:display="true" table:show-details="true"/>
                <table:data-pilot-member table:name="Viage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row" table:used-hierarchy="0" table:function="auto">
            <table:data-pilot-level table:show-empty="false" calcext:repeat-item-labels="false">
              <table:data-pilot-members>
                <table:data-pilot-member table:name="ENTRADA" table:display="true" table:show-details="true"/>
                <table:data-pilot-member table:name="SAÍDA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OR" table:orientation="row" table:used-hierarchy="0" table:function="auto">
            <table:data-pilot-level table:show-empty="false" calcext:repeat-item-labels="false">
              <table:data-pilot-members>
                <table:data-pilot-member table:name="R$ 80,00" table:display="true" table:show-details="true"/>
                <table:data-pilot-member table:name="R$ 120,00" table:display="true" table:show-details="true"/>
                <table:data-pilot-member table:name="R$ 150,00" table:display="true" table:show-details="true"/>
                <table:data-pilot-member table:name="R$ 180,00" table:display="true" table:show-details="true"/>
                <table:data-pilot-member table:name="R$ 200,00" table:display="true" table:show-details="true"/>
                <table:data-pilot-member table:name="R$ 220,00" table:display="true" table:show-details="true"/>
                <table:data-pilot-member table:name="R$ 250,00" table:display="true" table:show-details="true"/>
                <table:data-pilot-member table:name="R$ 300,00" table:display="true" table:show-details="true"/>
                <table:data-pilot-member table:name="R$ 350,00" table:display="true" table:show-details="true"/>
                <table:data-pilot-member table:name="R$ 400,00" table:display="true" table:show-details="true"/>
                <table:data-pilot-member table:name="R$ 450,00" table:display="true" table:show-details="true"/>
                <table:data-pilot-member table:name="R$ 500,00" table:display="true" table:show-details="true"/>
                <table:data-pilot-member table:name="R$ 550,00" table:display="true" table:show-details="true"/>
                <table:data-pilot-member table:name="R$ 600,00" table:display="true" table:show-details="true"/>
                <table:data-pilot-member table:name="R$ 750,00" table:display="true" table:show-details="true"/>
                <table:data-pilot-member table:name="R$ 800,00" table:display="true" table:show-details="true"/>
                <table:data-pilot-member table:name="R$ 1.200,00" table:display="true" table:show-details="true"/>
                <table:data-pilot-member table:name="R$ 1.500,00" table:display="true" table:show-details="true"/>
                <table:data-pilot-member table:name="R$ 5.000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4:30:54.030000000</meta:creation-date>
    <dc:date>2025-01-14T16:43:22.450000000</dc:date>
    <meta:editing-duration>PT1H3M14S</meta:editing-duration>
    <meta:editing-cycles>3</meta:editing-cycles>
    <meta:generator>LibreOffice/24.8.4.2$Windows_X86_64 LibreOffice_project/bb3cfa12c7b1bf994ecc5649a80400d06cd71002</meta:generator>
    <meta:document-statistic meta:table-count="4" meta:cell-count="374" meta:object-count="2"/>
    <meta:user-defined meta:name="ProgId">Excel.Sheet</meta:user-defined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229cm" xlink:href="." xlink:type="simple" chart:class="chart:bar" chart:style-name="ch1">
        <chart:legend chart:legend-position="end" svg:x="14.445cm" svg:y="4.312cm" style:legend-expansion="high" chart:style-name="ch2"/>
        <chart:plot-area chart:style-name="ch3" chart:data-source-has-labels="both" svg:x="0.32cm" svg:y="0.184cm" svg:width="13.805cm" svg:height="8.861cm">
          <chart:coordinate-region svg:x="1.572cm" svg:y="0.386cm" svg:width="12.553cm" svg:height="5.606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limentação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Beleza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Educação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Eletrônico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Freelance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Gastronomia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Investimentos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Lazer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Pet Care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Presentes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Renda Fixa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Serviços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Utilidades Dom.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Utilidades Domésticas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Venda de ativos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Vestuário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Viagem</text:p>
              </table:table-cell>
              <table:table-cell office:value-type="float" office:value="1250">
                <text:p>12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